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6pt" style:text-underline-style="solid" style:text-underline-width="auto" style:text-underline-color="font-color" fo:font-weight="bold" officeooo:rsid="000f73ac" officeooo:paragraph-rsid="000f73ac" style:font-size-asian="14pt" style:font-weight-asian="bold" style:font-size-complex="16pt" style:font-weight-complex="bold"/>
    </style:style>
    <style:style style:name="P2" style:family="paragraph" style:parent-style-name="Preformatted_20_Text">
      <style:paragraph-properties fo:margin-top="0in" fo:margin-bottom="0.1965in" style:contextual-spacing="false"/>
    </style:style>
    <style:style style:name="P3" style:family="paragraph" style:parent-style-name="Standard">
      <style:text-properties fo:font-size="20pt" style:text-underline-style="solid" style:text-underline-width="auto" style:text-underline-color="font-color" fo:font-weight="bold" officeooo:rsid="000f73ac" officeooo:paragraph-rsid="000f73ac" style:font-size-asian="20pt" style:font-weight-asian="bold" style:font-size-complex="20pt" style:font-weight-complex="bold"/>
    </style:style>
    <style:style style:name="P4" style:family="paragraph" style:parent-style-name="Standard">
      <style:text-properties fo:font-size="16pt" style:text-underline-style="solid" style:text-underline-width="auto" style:text-underline-color="font-color" fo:font-weight="bold" officeooo:rsid="000f73ac" officeooo:paragraph-rsid="000f73ac" style:font-size-asian="14pt" style:font-weight-asian="bold" style:font-size-complex="16pt" style:font-weight-complex="bold"/>
    </style:style>
    <style:style style:name="P5" style:family="paragraph" style:parent-style-name="Text_20_body" style:list-style-name="L11"/>
    <style:style style:name="P6" style:family="paragraph" style:parent-style-name="Text_20_body" style:list-style-name="L11">
      <style:paragraph-properties fo:margin-top="0in" fo:margin-bottom="0in" style:contextual-spacing="false"/>
    </style:style>
    <style:style style:name="P7" style:family="paragraph" style:parent-style-name="Text_20_body" style:list-style-name="L12"/>
    <style:style style:name="P8" style:family="paragraph" style:parent-style-name="Text_20_body" style:list-style-name="L12">
      <style:paragraph-properties fo:margin-top="0in" fo:margin-bottom="0in" style:contextual-spacing="false"/>
    </style:style>
    <style:style style:name="P9" style:family="paragraph" style:parent-style-name="Text_20_body" style:list-style-name="L13"/>
    <style:style style:name="P10" style:family="paragraph" style:parent-style-name="Text_20_body" style:list-style-name="L13">
      <style:paragraph-properties fo:margin-top="0in" fo:margin-bottom="0in" style:contextual-spacing="false"/>
    </style:style>
    <style:style style:name="P11" style:family="paragraph" style:parent-style-name="Text_20_body" style:list-style-name="L14"/>
    <style:style style:name="P12" style:family="paragraph" style:parent-style-name="Text_20_body" style:list-style-name="L14">
      <style:paragraph-properties fo:margin-top="0in" fo:margin-bottom="0in" style:contextual-spacing="false"/>
    </style:style>
    <style:style style:name="P13" style:family="paragraph" style:parent-style-name="Text_20_body" style:list-style-name="L15"/>
    <style:style style:name="P14" style:family="paragraph" style:parent-style-name="Text_20_body" style:list-style-name="L15">
      <style:paragraph-properties fo:margin-top="0in" fo:margin-bottom="0in" style:contextual-spacing="false"/>
    </style:style>
    <style:style style:name="P15" style:family="paragraph" style:parent-style-name="Text_20_body" style:list-style-name="L16"/>
    <style:style style:name="P16" style:family="paragraph" style:parent-style-name="Text_20_body" style:list-style-name="L16">
      <style:paragraph-properties fo:margin-top="0in" fo:margin-bottom="0in" style:contextual-spacing="false"/>
    </style:style>
    <style:style style:name="P17" style:family="paragraph" style:parent-style-name="Text_20_body" style:list-style-name="L17"/>
    <style:style style:name="P18" style:family="paragraph" style:parent-style-name="Text_20_body" style:list-style-name="L17">
      <style:paragraph-properties fo:margin-top="0in" fo:margin-bottom="0in" style:contextual-spacing="false"/>
    </style:style>
    <style:style style:name="P19" style:family="paragraph" style:parent-style-name="Text_20_body" style:list-style-name="L18"/>
    <style:style style:name="P20" style:family="paragraph" style:parent-style-name="Text_20_body" style:list-style-name="L18">
      <style:paragraph-properties fo:margin-top="0in" fo:margin-bottom="0in" style:contextual-spacing="false"/>
    </style:style>
    <style:style style:name="P21" style:family="paragraph" style:parent-style-name="Text_20_body" style:list-style-name="L19"/>
    <style:style style:name="P22" style:family="paragraph" style:parent-style-name="Text_20_body" style:list-style-name="L19">
      <style:paragraph-properties fo:margin-top="0in" fo:margin-bottom="0in" style:contextual-spacing="false"/>
    </style:style>
    <style:style style:name="P23" style:family="paragraph" style:parent-style-name="Text_20_body" style:list-style-name="L20"/>
    <style:style style:name="P24" style:family="paragraph" style:parent-style-name="Text_20_body">
      <style:text-properties fo:font-size="16pt" style:text-underline-style="solid" style:text-underline-width="auto" style:text-underline-color="font-color" fo:font-weight="bold" officeooo:rsid="000f73ac" officeooo:paragraph-rsid="000f73ac" style:font-size-asian="14pt" style:font-weight-asian="bold" style:font-size-complex="16pt" style:font-weight-complex="bold"/>
    </style:style>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3">
      <style:paragraph-properties fo:margin-top="0in" fo:margin-bottom="0in" style:contextual-spacing="false"/>
    </style:style>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6">
      <style:paragraph-properties fo:margin-top="0in" fo:margin-bottom="0in" style:contextual-spacing="false"/>
    </style:style>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8">
      <style:paragraph-properties fo:margin-top="0in" fo:margin-bottom="0in" style:contextual-spacing="false"/>
    </style:style>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2">
      <style:paragraph-properties fo:margin-top="0in" fo:margin-bottom="0in" style:contextual-spacing="false"/>
    </style:style>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4">
      <style:paragraph-properties fo:margin-top="0in" fo:margin-bottom="0in" style:contextual-spacing="false"/>
    </style:style>
    <style:style style:name="P44" style:family="paragraph" style:parent-style-name="Text_20_body" style:list-style-name="L35"/>
    <style:style style:name="P45" style:family="paragraph" style:parent-style-name="Text_20_body" style:list-style-name="L35">
      <style:paragraph-properties fo:margin-top="0in" fo:margin-bottom="0in" style:contextual-spacing="false"/>
    </style:style>
    <style:style style:name="P46" style:family="paragraph" style:parent-style-name="Text_20_body" style:list-style-name="L36"/>
    <style:style style:name="P47" style:family="paragraph" style:parent-style-name="Text_20_body" style:list-style-name="L36">
      <style:paragraph-properties fo:margin-top="0in" fo:margin-bottom="0in" style:contextual-spacing="false"/>
    </style:style>
    <style:style style:name="P48" style:family="paragraph" style:parent-style-name="Text_20_body" style:list-style-name="L37"/>
    <style:style style:name="P49" style:family="paragraph" style:parent-style-name="Text_20_body" style:list-style-name="L37">
      <style:paragraph-properties fo:margin-top="0in" fo:margin-bottom="0in" style:contextual-spacing="false"/>
    </style:style>
    <style:style style:name="P50" style:family="paragraph" style:parent-style-name="Text_20_body" style:list-style-name="L38"/>
    <style:style style:name="P51" style:family="paragraph" style:parent-style-name="Text_20_body" style:list-style-name="L38">
      <style:paragraph-properties fo:margin-top="0in" fo:margin-bottom="0in" style:contextual-spacing="false"/>
    </style:style>
    <style:style style:name="P52" style:family="paragraph" style:parent-style-name="Text_20_body" style:list-style-name="L39"/>
    <style:style style:name="P53" style:family="paragraph" style:parent-style-name="Text_20_body" style:list-style-name="L39">
      <style:paragraph-properties fo:margin-top="0in" fo:margin-bottom="0in" style:contextual-spacing="false"/>
    </style:style>
    <style:style style:name="P54" style:family="paragraph" style:parent-style-name="Text_20_body" style:list-style-name="L40"/>
    <style:style style:name="P55" style:family="paragraph" style:parent-style-name="Text_20_body" style:list-style-name="L40">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ernational Relations</text:p>
      <text:p text:style-name="Standard"/>
      <text:p text:style-name="Standard">Lecture 1 and 2:</text:p>
      <text:p text:style-name="Standard">“International Relations” was used by Jeromy Bentham 18th century with regards to defining relations between nation states</text:p>
      <text:p text:style-name="Standard"/>
      <text:p text:style-name="Standard">&gt; From a broader view, IR may refer to all forms of interactions between members of separate societies, whether government sponsored or not</text:p>
      <text:p text:style-name="Standard">&gt; </text:p>
      <text:p text:style-name="Standard"/>
      <text:p text:style-name="Standard">&gt; International Relations as a branch of social science is concerned with relations among nations, and other issues like non-state actors, international political economy, international security, foreign policies of major powers, globalization, international terrorism, international environment, and area studies.</text:p>
      <text:p text:style-name="Standard">&gt; </text:p>
      <text:p text:style-name="Standard"/>
      <text:p text:style-name="Standard">&gt; IR is interaction at international level that is by foreign policy and diplomacy ,used by countries to negotiate their interests with each other.</text:p>
      <text:p text:style-name="Standard">&gt; </text:p>
      <text:p text:style-name="Standard"/>
      <text:p text:style-name="Standard">- Broad cover topics</text:p>
      <text:p text:style-name="Standard"><text:s text:c="4"/></text:p>
      <text:p text:style-name="Standard"><text:s text:c="4"/>Today, the study of international relations broadly covers the following areas:</text:p>
      <text:p text:style-name="Standard"><text:s text:c="4"/></text:p>
      <text:p text:style-name="Standard"><text:s text:c="4"/>i. Nation-states and their relations: The nation-state system and interactions between states form the foundation of international politics and remain the core focus of IR studies.</text:p>
      <text:p text:style-name="Standard"><text:s text:c="4"/></text:p>
      <text:p text:style-name="Standard"><text:s text:c="4"/>ii. Non-state actors: Multinational corporations (MNCs), international non-governmental organizations (INGOs), and inter-governmental organizations (IGOs) have become increasingly influential in international relations. These actors are now essential elements of modern IR studies.</text:p>
      <text:p text:style-name="Standard"><text:s text:c="4"/></text:p>
      <text:p text:style-name="Standard"><text:s text:c="4"/>iii. International political economy (IPE): This field examines international relations through the lens of economic activities and analysis. Since the rise of globalization in the mid-1980s, IPE has gained renewed scholarly attention, complementing traditional political and security perspectives.</text:p>
      <text:p text:style-name="Standard"><text:s text:c="4"/></text:p>
      <text:p text:style-name="Standard"><text:s text:c="4"/>iv. International security: Security remains nations' primary concern, historically shaping both war and peace. Modern international security encompasses issues like weapons of mass destruction control and conflict reduction between states. This area includes strategic studies and peace research.</text:p>
      <text:p text:style-name="Standard"><text:s text:c="4"/></text:p>
      <text:p text:style-name="Standard"><text:s text:c="4"/>v. Foreign policies of major powers: The foreign policies of influential nations drive international relations. While European powers once dominated this sphere, contemporary IR focuses on policies of nations like the US, China, Russia, Japan, and India.</text:p>
      <text:p text:style-name="Standard"><text:s text:c="4"/></text:p>
      <text:p text:style-name="Standard"><text:s text:c="4"/>vi. Globalization: Since the 1980s shift toward liberal economics, globalization has become central to IR studies. While related to IPE, globalization distinctly affects both political and social domains.</text:p>
      <text:p text:style-name="Standard"><text:s text:c="4"/></text:p>
      <text:p text:style-name="Standard"><text:s text:c="4"/>vii. International environment: Environmental concerns have become crucial to IR as industrialization creates global challenges. Issues like carbon emissions and water resources demonstrate how environmental problems transcend borders and can trigger international conflicts.</text:p>
      <text:p text:style-name="Standard"><text:s text:c="4"/></text:p>
      <text:p text:style-name="Standard"><text:soft-page-break/><text:s text:c="4"/>viii. International terrorism: Cross-border terrorism, involving multiple nations and having international impact, has become a vital area of IR study. It directly affects global peace and security.</text:p>
      <text:p text:style-name="Standard"><text:s text:c="4"/></text:p>
      <text:p text:style-name="Standard"/>
      <text:p text:style-name="Standard">Relations</text:p>
      <text:p text:style-name="Standard"/>
      <text:p text:style-name="Standard">1.Nation(1648)</text:p>
      <text:p text:style-name="Standard"/>
      <text:p text:style-name="Standard">State: Every state is a nation state.</text:p>
      <text:p text:style-name="Standard"/>
      <text:p text:style-name="Standard">→ People</text:p>
      <text:p text:style-name="Standard"/>
      <text:p text:style-name="Standard">→ Region</text:p>
      <text:p text:style-name="Standard"/>
      <text:p text:style-name="Standard">→ Political System</text:p>
      <text:p text:style-name="Standard"/>
      <text:p text:style-name="Standard">→ 2.Sovereign state (biggest challenge) — states must be sovereign</text:p>
      <text:p text:style-name="Standard"/>
      <text:p text:style-name="Standard">Normalization: Things go back to normal.</text:p>
      <text:p text:style-name="Standard"/>
      <text:p text:style-name="Standard">3.Systematic : (head of state role dissolved)</text:p>
      <text:p text:style-name="Standard"/>
      <text:p text:style-name="Standard">- State Officials</text:p>
      <text:p text:style-name="Standard">- Diplomats</text:p>
      <text:p text:style-name="Standard">- Embassy</text:p>
      <text:p text:style-name="Standard"/>
      <text:p text:style-name="Standard">State officials → through embassy/ foreign policy</text:p>
      <text:p text:style-name="Standard"/>
      <text:p text:style-name="Standard">4.Scientific:( relations are complex due to all following actors</text:p>
      <text:p text:style-name="Standard"/>
      <text:p text:style-name="Standard">- Power</text:p>
      <text:p text:style-name="Standard">- MNCs</text:p>
      <text:p text:style-name="Standard">- IGOs</text:p>
      <text:p text:style-name="Standard">- INGOs</text:p>
      <text:p text:style-name="Standard">- State Actors (PM ,Pres that directly influence)</text:p>
      <text:p text:style-name="Standard">- NSA (non-state actors) / power hubs</text:p>
      <text:p text:style-name="Standard"><text:s text:c="4"/>- Terrorist groups</text:p>
      <text:p text:style-name="Standard"><text:s text:c="4"/>- Militants</text:p>
      <text:p text:style-name="Standard"><text:s text:c="4"/>- Actors</text:p>
      <text:p text:style-name="Standard"><text:s text:c="4"/></text:p>
      <text:p text:style-name="Standard"><text:s text:c="4"/>These relations are becoming complex due to rise of state and non state actors, translational bodies</text:p>
      <text:p text:style-name="Standard"><text:s text:c="4"/></text:p>
      <text:p text:style-name="Standard"><text:s text:c="4"/>Dependency→ Relation moving to normalization</text:p>
      <text:p text:style-name="Standard"><text:s text:c="4"/></text:p>
      <text:p text:style-name="Standard">- Intradefendent</text:p>
      <text:p text:style-name="Standard">1. Complex Intradependent world:(CIW)</text:p>
      <text:p text:style-name="Standard">- Multipolar or Non polar world (1 region dont have all power factors)</text:p>
      <text:p text:style-name="Standard">- Hard Power</text:p>
      <text:p text:style-name="Standard">- Soft power</text:p>
      <text:p text:style-name="Standard">- Economy</text:p>
      <text:p text:style-name="Standard"><text:soft-page-break/></text:p>
      <text:p text:style-name="Standard">1. Global Chess board</text:p>
      <text:p text:style-name="Standard">- actors: states/nations/organizations</text:p>
      <text:p text:style-name="Standard">- Through foreign policies checkmate enemy state and dictate their own policies - main theme “Struggle of power”</text:p>
      <text:p text:style-name="Standard">- Powerful states dictate to less power states</text:p>
      <text:p text:style-name="Standard">- National Interests( matlabi duniya)</text:p>
      <text:p text:style-name="Standard">- Rule Of law( leadership ,national condition)</text:p>
      <text:p text:style-name="Standard">1. Origin of IR(1919)</text:p>
      <text:p text:style-name="Standard">- Historian</text:p>
      <text:p text:style-name="Standard">- Political Scientists</text:p>
      <text:p text:style-name="Standard">1. IR also called branch of law or international law</text:p>
      <text:p text:style-name="Standard">2. Type of relations</text:p>
      <text:p text:style-name="Standard"><text:s text:c="4"/>- IR deals with every <text:s/>type of relations e.g. sports, movies (Totality of nations)</text:p>
      <text:p text:style-name="Standard">3. International Politics</text:p>
      <text:p text:style-name="Standard">- War \ Conflict</text:p>
      <text:p text:style-name="Standard">- Prime Objective of IR</text:p>
      <text:p text:style-name="Standard">- Peace\Cooperation</text:p>
      <text:p text:style-name="Standard">1. Isolation</text:p>
      <text:p text:style-name="Standard">- CIW (complex independent world)</text:p>
      <text:p text:style-name="Standard">- like we depend on each other ,in classes ..e.tc.</text:p>
      <text:p text:style-name="Standard"/>
      <text:p text:style-name="Standard">Conflict is <text:s/>a dominant theme</text:p>
      <text:p text:style-name="Standard"/>
      <text:p text:style-name="Standard">IR domain → 1970 se agay chala</text:p>
      <text:p text:style-name="Standard"/>
      <text:p text:style-name="Standard">post world war 2 → more interdependence</text:p>
      <text:p text:style-name="Standard"/>
      <text:p text:style-name="Standard">changing nature:</text:p>
      <text:p text:style-name="Standard"/>
      <text:p text:style-name="Standard">(Post WW2)</text:p>
      <text:p text:style-name="Standard"/>
      <text:p text:style-name="Standard">before WW2:</text:p>
      <text:p text:style-name="Standard"/>
      <text:p text:style-name="Standard">- European wars</text:p>
      <text:p text:style-name="Standard">- EU centered</text:p>
      <text:p text:style-name="Standard"/>
      <text:p text:style-name="Standard">After WW2:</text:p>
      <text:p text:style-name="Standard"/>
      <text:p text:style-name="Standard">- Bipolar world</text:p>
      <text:p text:style-name="Standard">- EU had weight (balance of power) later on it shifted to americans. → MAD(Mutually Assured Distruction)</text:p>
      <text:p text:style-name="Standard">- Neuclear Powers (Terror)</text:p>
      <text:p text:style-name="Standard"/>
      <text:p text:style-name="Standard">Why Study IR:</text:p>
      <text:p text:style-name="Standard"/>
      <text:p text:style-name="Standard">- Interdependent World</text:p>
      <text:p text:style-name="Standard">- Politics</text:p>
      <text:p text:style-name="Standard">- UN</text:p>
      <text:p text:style-name="Standard">- Regional HQs</text:p>
      <text:p text:style-name="Standard"/>
      <text:p text:style-name="Standard">Scope of IR:</text:p>
      <text:p text:style-name="Standard"><text:soft-page-break/></text:p>
      <text:p text:style-name="Standard">(complete this based on notes) i dont know</text:p>
      <text:p text:style-name="Standard"/>
      <text:p text:style-name="P3">Nation State System:</text:p>
      <text:p text:style-name="P3"/>
      <text:p text:style-name="P24">1453→ Ottoman Empire - route blocked to India for others</text:p>
      <text:p text:style-name="Text_20_body">1942 → America</text:p>
      <text:p text:style-name="Text_20_body">1789 → French Revolution</text:p>
      <text:p text:style-name="Text_20_body">1976 → Reformation Age</text:p>
      <text:p text:style-name="Text_20_body">industrial revolution/post ww2 caused → enlightenment age and reformation age</text:p>
      <text:p text:style-name="Text_20_body">Nation → Ideology,Language</text:p>
      <text:p text:style-name="Text_20_body">State→ Defined Boundary, Political System,Population,Defense</text:p>
      <text:p text:style-name="Text_20_body">Nation→Common Characteristics in people e.g. ideology,language and not religion specific</text:p>
      <text:p text:style-name="Text_20_body">Govt Organs→</text:p>
      <text:list text:style-name="L11">
        <text:list-item>
          <text:p text:style-name="P6">Legislative </text:p>
        </text:list-item>
        <text:list-item>
          <text:p text:style-name="P6">Parliament </text:p>
        </text:list-item>
        <text:list-item>
          <text:p text:style-name="P5">Judiciary </text:p>
        </text:list-item>
      </text:list>
      <text:p text:style-name="Text_20_body">Historical Perspective:</text:p>
      <text:p text:style-name="Text_20_body">Constiitution started from “Britiain” (Constition is not written)</text:p>
      <text:p text:style-name="Text_20_body">In start , power of the states was:</text:p>
      <text:p text:style-name="Preformatted_20_Text"><text:span text:style-name="Source_20_Text">graph TD;</text:span></text:p>
      <text:p text:style-name="Preformatted_20_Text"><text:span text:style-name="Source_20_Text"><text:s text:c="4"/>%% Main Power Structure</text:span></text:p>
      <text:p text:style-name="Preformatted_20_Text"><text:span text:style-name="Source_20_Text"><text:s text:c="4"/>A[Empire] --&gt;|Controls| B[Nations]</text:span></text:p>
      <text:p text:style-name="Preformatted_20_Text"><text:span text:style-name="Source_20_Text"><text:s text:c="4"/>B --&gt;|Obeys| A</text:span></text:p>
      <text:p text:style-name="Preformatted_20_Text"><text:span text:style-name="Source_20_Text"><text:s text:c="4"/>A -.-&gt;|Power Struggle| C[Pope]</text:span></text:p>
      <text:p text:style-name="Preformatted_20_Text"><text:span text:style-name="Source_20_Text"><text:s text:c="4"/>C --&gt;|Spiritual Authority Over| B</text:span></text:p>
      <text:p text:style-name="Preformatted_20_Text"><text:span text:style-name="Source_20_Text"><text:s text:c="4"/>C --&gt;|Leads| D[Clergy]</text:span></text:p>
      <text:p text:style-name="Preformatted_20_Text"><text:span text:style-name="Source_20_Text"><text:s text:c="4"/>D --&gt;|Manages| E[Catholic Church]</text:span></text:p>
      <text:p text:style-name="Preformatted_20_Text"><text:span text:style-name="Source_20_Text"><text:s text:c="4"/>E --&gt;|Influences| F[Commoners]</text:span></text:p>
      <text:p text:style-name="Preformatted_20_Text"/>
      <text:p text:style-name="Preformatted_20_Text"><text:span text:style-name="Source_20_Text"><text:s text:c="4"/>%% Conflicts &amp; Interactions</text:span></text:p>
      <text:p text:style-name="Preformatted_20_Text"><text:span text:style-name="Source_20_Text"><text:s text:c="4"/>A -.-&gt;|Military vs. Religious Power| C</text:span></text:p>
      <text:p text:style-name="Preformatted_20_Text"><text:span text:style-name="Source_20_Text"><text:s text:c="4"/>C --&gt;|Challenges| A</text:span></text:p>
      <text:p text:style-name="Preformatted_20_Text"><text:span text:style-name="Source_20_Text"><text:s text:c="4"/>D --&gt;|Supports| C</text:span></text:p>
      <text:p text:style-name="Preformatted_20_Text"><text:span text:style-name="Source_20_Text"><text:s text:c="4"/>E --&gt;|Guides Daily Life| F</text:span></text:p>
      <text:p text:style-name="Preformatted_20_Text"/>
      <text:p text:style-name="Preformatted_20_Text"><text:span text:style-name="Source_20_Text"><text:s text:c="4"/>%% Influence Levels</text:span></text:p>
      <text:p text:style-name="Preformatted_20_Text"><text:span text:style-name="Source_20_Text"><text:s text:c="4"/>subgraph "Influence Domains"</text:span></text:p>
      <text:p text:style-name="Preformatted_20_Text"><text:span text:style-name="Source_20_Text"><text:s text:c="8"/>G[Military &amp; Political Control] --&gt;|Dominates| A</text:span></text:p>
      <text:p text:style-name="Preformatted_20_Text"><text:span text:style-name="Source_20_Text"><text:s text:c="8"/>H[Religious &amp; Spiritual Authority] --&gt;|Guides| C</text:span></text:p>
      <text:p text:style-name="Preformatted_20_Text"><text:span text:style-name="Source_20_Text"><text:s text:c="8"/>I[Church's Administrative Power] --&gt;|Enforces Doctrine| D</text:span></text:p>
      <text:p text:style-name="Preformatted_20_Text"><text:span text:style-name="Source_20_Text"><text:s text:c="8"/>J[Cultural &amp; Moral Influence] --&gt;|Shapes Society| E</text:span></text:p>
      <text:p text:style-name="Preformatted_20_Text"><text:span text:style-name="Source_20_Text"><text:s text:c="4"/>end</text:span></text:p>
      <text:p text:style-name="P2"/>
      <text:p text:style-name="Text_20_body">Flow:</text:p>
      <text:list text:style-name="L12">
        <text:list-item>
          <text:p text:style-name="P8"><text:soft-page-break/>Nation State system </text:p>
        </text:list-item>
        <text:list-item>
          <text:p text:style-name="P8">Dark ages in Europe 9th to 12th </text:p>
        </text:list-item>
        <text:list-item>
          <text:p text:style-name="P8">Imperialism- Army best of best </text:p>
          <text:list>
            <text:list-item>
              <text:p text:style-name="P8">Colonialism is surging of colonies for raw materials and it is the tool by which imperialism is implemented. e.g. East India Company k through British influence. </text:p>
            </text:list-item>
            <text:list-item>
              <text:p text:style-name="P8">Reforms: Catholics → 1517 → Martin ,95 thrones,Reforms </text:p>
            </text:list-item>
            <text:list-item>
              <text:p text:style-name="P7">Protestant (1558 - 1603) - Queen Elizabeth </text:p>
            </text:list-item>
          </text:list>
        </text:list-item>
      </text:list>
      <text:p text:style-name="Text_20_body">Imperialism caused Europe Issues which are as follows:</text:p>
      <text:list text:style-name="L13">
        <text:list-item>
          <text:p text:style-name="P10">Teritory </text:p>
          <text:list>
            <text:list-item>
              <text:p text:style-name="P10">Expansion </text:p>
            </text:list-item>
            <text:list-item>
              <text:p text:style-name="P10">Trade </text:p>
            </text:list-item>
            <text:list-item>
              <text:p text:style-name="P10">Commercial </text:p>
            </text:list-item>
          </text:list>
        </text:list-item>
        <text:list-item>
          <text:p text:style-name="P10">Religions/Succession wars </text:p>
        </text:list-item>
        <text:list-item>
          <text:p text:style-name="P9">External (Rome/Pope) and Internal (Church). Internal→ king,queen era ends,nations appoint self rule. </text:p>
        </text:list-item>
      </text:list>
      <text:h text:style-name="Heading_20_3" text:outline-level="3">Treaty of Westphalia:(1648)</text:h>
      <text:list text:style-name="L14">
        <text:list-item>
          <text:p text:style-name="P12">Ended/Finished Wars </text:p>
        </text:list-item>
        <text:list-item>
          <text:p text:style-name="P12">Started Ambassadors,state representations </text:p>
        </text:list-item>
        <text:list-item>
          <text:p text:style-name="P12">Surge colonies (problematic/non-state actors send to america) </text:p>
        </text:list-item>
        <text:list-item>
          <text:p text:style-name="P11">Critical Thinking( people educated) </text:p>
        </text:list-item>
      </text:list>
      <text:h text:style-name="Heading_20_3" text:outline-level="3">Results of the treaty:</text:h>
      <text:list text:style-name="L15">
        <text:list-item>
          <text:p text:style-name="P14">Critical Thinking </text:p>
        </text:list-item>
        <text:list-item>
          <text:p text:style-name="P14">Economic Oppurtunities </text:p>
        </text:list-item>
        <text:list-item>
          <text:p text:style-name="P13">Rivalry eliminated </text:p>
        </text:list-item>
      </text:list>
      <text:h text:style-name="Heading_20_3" text:outline-level="3">National Self determination: → Enlightenment</text:h>
      <text:p text:style-name="Text_20_body">Results: (DEVOLUTION OF POWER)</text:p>
      <text:list text:style-name="L16">
        <text:list-item>
          <text:p text:style-name="P16">Territorial Integrity </text:p>
        </text:list-item>
        <text:list-item>
          <text:p text:style-name="P16">Internal affairs solving started </text:p>
        </text:list-item>
        <text:list-item>
          <text:p text:style-name="P16">decline of ottoman empire </text:p>
        </text:list-item>
        <text:list-item>
          <text:p text:style-name="P16">Knowledge spread /religious freedom </text:p>
        </text:list-item>
        <text:list-item>
          <text:p text:style-name="P16">Decline of feudalism </text:p>
        </text:list-item>
        <text:list-item>
          <text:p text:style-name="P16">Balance of Power → Control wars </text:p>
        </text:list-item>
        <text:list-item>
          <text:p text:style-name="P15">Nation State system </text:p>
        </text:list-item>
      </text:list>
      <text:h text:style-name="Heading_20_3" text:outline-level="3">Concept of Modern Nation State is “ Defense of People and rights”</text:h>
      <text:h text:style-name="Heading_20_3" text:outline-level="3">Elements:</text:h>
      <text:list text:style-name="L17">
        <text:list-item>
          <text:p text:style-name="P18">Soverignity </text:p>
        </text:list-item>
        <text:list-item>
          <text:p text:style-name="P18">Redefine Roles of emperors </text:p>
        </text:list-item>
        <text:list-item>
          <text:p text:style-name="P18">Taxes imposed (66% on subcontinent exposed by britishers) </text:p>
        </text:list-item>
        <text:list-item>
          <text:p text:style-name="P18"><text:soft-page-break/>Beaureaucratic system </text:p>
          <text:list>
            <text:list-item>
              <text:p text:style-name="P18">means “table and chair” </text:p>
            </text:list-item>
            <text:list-item>
              <text:p text:style-name="P18">it is colonial legacy </text:p>
            </text:list-item>
            <text:list-item>
              <text:p text:style-name="P17">It failed , now moving towards technocrates. </text:p>
            </text:list-item>
          </text:list>
        </text:list-item>
      </text:list>
      <text:p text:style-name="Text_20_body">….</text:p>
      <text:h text:style-name="Heading_20_3" text:outline-level="3">Challenges:</text:h>
      <text:list text:style-name="L18">
        <text:list-item>
          <text:p text:style-name="P20">Soverignity→Nation state system survival,Merging,spliting of states </text:p>
        </text:list-item>
        <text:list-item>
          <text:p text:style-name="P20">Interdependence → resources not equal, power not equal </text:p>
        </text:list-item>
        <text:list-item>
          <text:p text:style-name="P20">National Interest → state snatches rights </text:p>
        </text:list-item>
        <text:list-item>
          <text:p text:style-name="P20">Regional Integration </text:p>
        </text:list-item>
        <text:list-item>
          <text:p text:style-name="P20">Globalization </text:p>
        </text:list-item>
        <text:list-item>
          <text:p text:style-name="P20">Technology </text:p>
        </text:list-item>
        <text:list-item>
          <text:p text:style-name="P20">Tradition of threats → weapons </text:p>
        </text:list-item>
        <text:list-item>
          <text:p text:style-name="P19">Non-traditional threats → diseases,weather,hunger. (attracted to individual human) </text:p>
        </text:list-item>
      </text:list>
      <text:h text:style-name="Heading_20_3" text:outline-level="3">Significance:</text:h>
      <text:list text:style-name="L19">
        <text:list-item>
          <text:p text:style-name="P22">Growth of democracy </text:p>
        </text:list-item>
        <text:list-item>
          <text:p text:style-name="P22">International peace </text:p>
        </text:list-item>
        <text:list-item>
          <text:p text:style-name="P22">socio-economic growth </text:p>
          <text:list>
            <text:list-item>
              <text:p text:style-name="P22">socio economic justice + growth for all people </text:p>
            </text:list-item>
          </text:list>
        </text:list-item>
        <text:list-item>
          <text:p text:style-name="P22">Conflicts solving system </text:p>
          <text:list>
            <text:list-item>
              <text:p text:style-name="P22">Congress system,peace forums, table talk </text:p>
            </text:list-item>
            <text:list-item>
              <text:p text:style-name="P21">Interdependence,Dependency systems </text:p>
            </text:list-item>
          </text:list>
        </text:list-item>
      </text:list>
      <text:h text:style-name="Heading_20_2" text:outline-level="2">“If there would be no nation state,system than no IR”</text:h>
      <text:h text:style-name="Heading_20_3" text:outline-level="3">International Peace:</text:h>
      <text:list text:style-name="L20">
        <text:list-item>
          <text:p text:style-name="P23">Rights and Diplomacy </text:p>
        </text:list-item>
      </text:list>
      <text:p text:style-name="P4"/>
      <text:p text:style-name="P4">REALISM:</text:p>
      <text:p text:style-name="P24">School of thoughts:</text:p>
      <text:list text:style-name="L26">
        <text:list-item>
          <text:p text:style-name="P32">Realist Perspective: → World as it is NOT it ought to be (duniya asal mai jaisi hai not ideal things) </text:p>
        </text:list-item>
        <text:list-item>
          <text:p text:style-name="P31">Liberalist Perspective → Ought to be model/utopian model(Ideal situation in europe , NAFTA i.e no wars area.) </text:p>
        </text:list-item>
      </text:list>
      <text:h text:style-name="Heading_20_2" text:outline-level="2">Conflict:</text:h>
      <text:p text:style-name="Text_20_body">“Conflict is dominant theme.” → Realist perspective talks about this.</text:p>
      <text:list text:style-name="L27">
        <text:list-item>
          <text:p text:style-name="P33">Human Nature: </text:p>
        </text:list-item>
      </text:list>
      <text:list text:style-name="L28">
        <text:list-item>
          <text:p text:style-name="P35"><text:soft-page-break/>We discussed struggle of Power theme ,now trump wants or others want dominant power so it causes conflict such as tarifs jo trump lga rha. </text:p>
        </text:list-item>
        <text:list-item>
          <text:p text:style-name="P34">Human Nature is “Aggression”,so human nature affects state . It causes aggression in nation-state </text:p>
        </text:list-item>
      </text:list>
      <text:list text:style-name="L29">
        <text:list-item>
          <text:p text:style-name="P36">State Behaviour: </text:p>
        </text:list-item>
      </text:list>
      <text:list text:style-name="L30">
        <text:list-item>
          <text:p text:style-name="P37">Human nature affects state behaviour bcz of aggressive nature. </text:p>
        </text:list-item>
      </text:list>
      <text:list text:style-name="L31">
        <text:list-item>
          <text:p text:style-name="P38">Anarchy structure: </text:p>
        </text:list-item>
      </text:list>
      <text:list text:style-name="L32">
        <text:list-item>
          <text:p text:style-name="P40">There is no higher authority to control states ,there is UN beyond the state but not effective,therefore highest is state </text:p>
        </text:list-item>
        <text:list-item>
          <text:p text:style-name="P40">If states are secure then nations grow and develop. </text:p>
        </text:list-item>
        <text:list-item>
          <text:p text:style-name="P40">Europe first did security then worked on diplomacy and then strengthened Defence. </text:p>
        </text:list-item>
        <text:list-item>
          <text:p text:style-name="P39">No authority that can pull world to peace. </text:p>
        </text:list-item>
      </text:list>
      <text:list text:style-name="L33">
        <text:list-item>
          <text:p text:style-name="P41">No World Government: </text:p>
        </text:list-item>
      </text:list>
      <text:list text:style-name="L34">
        <text:list-item>
          <text:p text:style-name="P43">Only UN is there </text:p>
        </text:list-item>
        <text:list-item>
          <text:p text:style-name="P43">state centric approach </text:p>
        </text:list-item>
        <text:list-item>
          <text:p text:style-name="P43">survival→ there isnt any authority to control all states </text:p>
        </text:list-item>
        <text:list-item>
          <text:p text:style-name="P43">Self help → for survival </text:p>
        </text:list-item>
        <text:list-item>
          <text:p text:style-name="P42">Power help → For self help,states gain power help and this cause conflicts like India neuclear test in rajasthan and then Pakistan neuclear tests,causes arms race. (Negative Peace) </text:p>
        </text:list-item>
      </text:list>
      <text:h text:style-name="Heading_20_2" text:outline-level="2">Origin:</text:h>
      <text:list text:style-name="L35">
        <text:list-item>
          <text:p text:style-name="P45">Classic - till 20th century </text:p>
        </text:list-item>
        <text:list-item>
          <text:p text:style-name="P45">Modern - 1939 to 1979 </text:p>
        </text:list-item>
        <text:list-item>
          <text:p text:style-name="P44">Structure anarchy </text:p>
        </text:list-item>
      </text:list>
      <text:p text:style-name="Text_20_body">Writers:</text:p>
      <text:list text:style-name="L36">
        <text:list-item>
          <text:p text:style-name="P47">Theocydides (Peloponassian war book) </text:p>
          <text:list>
            <text:list-item>
              <text:p text:style-name="P47">Spata vs Athens war </text:p>
            </text:list-item>
            <text:list-item>
              <text:p text:style-name="P47">Main idea: structure, jo state sarms mai strong hogi ,toh state dominate kray gi </text:p>
            </text:list-item>
          </text:list>
        </text:list-item>
        <text:list-item>
          <text:p text:style-name="P47">Machievelli (The Prince): </text:p>
          <text:list>
            <text:list-item>
              <text:p text:style-name="P47">Ruler should work on state survival. </text:p>
            </text:list-item>
            <text:list-item>
              <text:p text:style-name="P47">State survival is important for Ruler </text:p>
            </text:list-item>
            <text:list-item>
              <text:p text:style-name="P47">It has no ethics ,no morals if ruler wants survival of state. </text:p>
            </text:list-item>
            <text:list-item>
              <text:p text:style-name="P47">He shows ruler must be like lion(power maximizer)and fox (deceptive) </text:p>
            </text:list-item>
            <text:list-item>
              <text:p text:style-name="P47">Global chess board,same thing is reflected. </text:p>
            </text:list-item>
          </text:list>
        </text:list-item>
        <text:list-item>
          <text:p text:style-name="P47">Thomas hops leveinthem: </text:p>
          <text:list>
            <text:list-item>
              <text:p text:style-name="P47">Anarchic way of structure </text:p>
            </text:list-item>
          </text:list>
        </text:list-item>
        <text:list-item>
          <text:p text:style-name="P47">Eh Carl </text:p>
          <text:list>
            <text:list-item>
              <text:p text:style-name="P47">Anarchy and power is the main thing not ethics </text:p>
            </text:list-item>
          </text:list>
        </text:list-item>
        <text:list-item>
          <text:p text:style-name="P47">Morgan-than → bible of IR→Modern Politics of nation </text:p>
          <text:list>
            <text:list-item>
              <text:p text:style-name="P47">Neglate ethics and dominate power </text:p>
            </text:list-item>
            <text:list-item>
              <text:p text:style-name="P47"><text:soft-page-break/>six principles: </text:p>
              <text:list>
                <text:list-item>
                  <text:p text:style-name="P47">Human Nature </text:p>
                </text:list-item>
                <text:list-item>
                  <text:p text:style-name="P47">Power </text:p>
                </text:list-item>
                <text:list-item>
                  <text:p text:style-name="P47">National Interest </text:p>
                </text:list-item>
                <text:list-item>
                  <text:p text:style-name="P47">State is Principal actor </text:p>
                </text:list-item>
                <text:list-item>
                  <text:p text:style-name="P47">No morality,ethics,no govt authority </text:p>
                </text:list-item>
                <text:list-item>
                  <text:p text:style-name="P46">State self help works independently </text:p>
                </text:list-item>
              </text:list>
            </text:list-item>
          </text:list>
        </text:list-item>
      </text:list>
      <text:list text:style-name="L37">
        <text:list-item>
          <text:p text:style-name="P49">Struggle of Power </text:p>
        </text:list-item>
        <text:list-item>
          <text:p text:style-name="P49">National Interest at any cost → Survival </text:p>
        </text:list-item>
        <text:list-item>
          <text:p text:style-name="P49">No morals ,religion etc if rulers obey or go for morals,world will be utopian </text:p>
        </text:list-item>
        <text:list-item>
          <text:p text:style-name="P48">Terror,MAD(Deterrence) </text:p>
        </text:list-item>
      </text:list>
      <text:h text:style-name="Heading_20_2" text:outline-level="2"><text:span text:style-name="Strong_20_Emphasis">3D model:</text:span></text:h>
      <text:list text:style-name="L38">
        <text:list-item>
          <text:p text:style-name="P51">Defense </text:p>
        </text:list-item>
        <text:list-item>
          <text:p text:style-name="P51">Diplomacy </text:p>
        </text:list-item>
        <text:list-item>
          <text:p text:style-name="P50">Development </text:p>
        </text:list-item>
      </text:list>
      <text:h text:style-name="Heading_20_2" text:outline-level="2">3S model:</text:h>
      <text:list text:style-name="L39">
        <text:list-item>
          <text:p text:style-name="P53">State </text:p>
        </text:list-item>
        <text:list-item>
          <text:p text:style-name="P53">Survival </text:p>
        </text:list-item>
        <text:list-item>
          <text:p text:style-name="P52">Self Help </text:p>
        </text:list-item>
      </text:list>
      <text:h text:style-name="Heading_20_3" text:outline-level="3">Criticism:</text:h>
      <text:list text:style-name="L40">
        <text:list-item>
          <text:p text:style-name="P55">Realist School of thought has no moral </text:p>
        </text:list-item>
        <text:list-item>
          <text:p text:style-name="P55">State centric </text:p>
        </text:list-item>
        <text:list-item>
          <text:p text:style-name="P55">Extreme </text:p>
        </text:list-item>
        <text:list-item>
          <text:p text:style-name="P54">National Power( resources of state) </text:p>
        </text:list-item>
      </text:list>
      <text:p text:style-name="P4"/>
      <text:h text:style-name="P1" text:outline-level="1">Structural Realism/Neo-Realism/Contemporary Realism</text:h>
      <text:p text:style-name="Quotations">a theory in international relations or an Italian artistic movement</text:p>
      <text:list text:style-name="L21">
        <text:list-item>
          <text:p text:style-name="P25">The main problem is structure i.e Anarchic structure of world and not the human nature. </text:p>
        </text:list-item>
      </text:list>
      <text:p text:style-name="Text_20_body">→Theory of Neo-realism (1979) , Kenneth Waltz → Theory of inter politics(1979). It is refined and moderate theory(not extreme)</text:p>
      <text:h text:style-name="Heading_20_3" text:outline-level="3">Origin:</text:h>
      <text:list text:style-name="L22">
        <text:list-item>
          <text:p text:style-name="P26">A literary and cinematic movement that flourished after World War II. Began from Non-war areas(America,mexico,Canada). 3D model implemented in Europe. </text:p>
        </text:list-item>
      </text:list>
      <text:list text:style-name="L23">
        <text:list-item>
          <text:p text:style-name="P28">Refined </text:p>
        </text:list-item>
        <text:list-item>
          <text:p text:style-name="P28">Liberals also go towards extreme </text:p>
        </text:list-item>
        <text:list-item>
          <text:p text:style-name="P28"><text:soft-page-break/>Permanent rivalry due to structure ,weak nations cant grow(theocydides trap → bring all resources into war) </text:p>
        </text:list-item>
        <text:list-item>
          <text:p text:style-name="P28">Present world is multi centric </text:p>
          <text:list>
            <text:list-item>
              <text:p text:style-name="P28">State is not the only principal actor and other forums ,organizations,power hubs are also present which influence the state. </text:p>
            </text:list-item>
            <text:list-item>
              <text:p text:style-name="P28">Realist are power centric or power hungry. Neo Realist are not power hungry. </text:p>
            </text:list-item>
          </text:list>
        </text:list-item>
        <text:list-item>
          <text:p text:style-name="P28">Neo-realism is security maximizer/centric. It talks that state should be enough powerful to defend the attacks rather than be a power maximizer. </text:p>
        </text:list-item>
        <text:list-item>
          <text:p text:style-name="P28">It talks about mutual gains not MAD(Power interdependence). </text:p>
        </text:list-item>
        <text:list-item>
          <text:p text:style-name="P28">There are 2 persepectives in new-realism: </text:p>
          <text:list>
            <text:list-item>
              <text:p text:style-name="P28">Offensive Realist </text:p>
              <text:list>
                <text:list-item>
                  <text:p text:style-name="P28">Power Maximizer(Realist) + Self help + Releative Suppriority </text:p>
                </text:list-item>
              </text:list>
            </text:list-item>
            <text:list-item>
              <text:p text:style-name="P28">Defensive Realist : </text:p>
              <text:list>
                <text:list-item>
                  <text:p text:style-name="P28">State security maximizer + Peace forums </text:p>
                </text:list-item>
              </text:list>
            </text:list-item>
          </text:list>
        </text:list-item>
        <text:list-item>
          <text:p text:style-name="P28">there must be Democratic institution not war </text:p>
          <text:list>
            <text:list-item>
              <text:p text:style-name="P28">Election must be based on quality education </text:p>
            </text:list-item>
          </text:list>
        </text:list-item>
        <text:list-item>
          <text:p text:style-name="P28">Peace and prosperity </text:p>
        </text:list-item>
        <text:list-item>
          <text:p text:style-name="P28">State was principal actor but now world is multi centric. </text:p>
        </text:list-item>
        <text:list-item>
          <text:p text:style-name="P28">Neo-liberalism can be practiced </text:p>
        </text:list-item>
        <text:list-item>
          <text:p text:style-name="P27">World structure is anarchic but can be improved. </text:p>
        </text:list-item>
      </text:list>
      <text:p text:style-name="Text_20_body">HIgh Politics :</text:p>
      <text:list text:style-name="L24">
        <text:list-item>
          <text:p text:style-name="P29">Talk about power + State security + State Oriented </text:p>
        </text:list-item>
      </text:list>
      <text:p text:style-name="Text_20_body">Low Politics:</text:p>
      <text:list text:style-name="L25">
        <text:list-item>
          <text:p text:style-name="P30">Welfare for humans + Human Oriented </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17:20:06.969857619</meta:creation-date>
    <dc:date>2025-02-25T17:22:05.021071752</dc:date>
    <meta:editing-duration>PT1M59S</meta:editing-duration>
    <meta:editing-cycles>1</meta:editing-cycles>
    <meta:document-statistic meta:table-count="0" meta:image-count="0" meta:object-count="0" meta:page-count="9" meta:paragraph-count="295" meta:word-count="1922" meta:character-count="12561" meta:non-whitespace-character-count="10720"/>
    <meta:generator>LibreOffice/24.2.7.2$Linux_X86_64 LibreOffice_project/420$Build-2</meta:generator>
  </office:meta>
</office:document-meta>
</file>